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svg:stroke-color="#aea79f" draw:marker-start-width="0.313cm" draw:marker-end="Arrowheads_20_2" draw:marker-end-width="0.413cm" draw:fill="none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1.368cm" fo:min-width="1.118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407cm"/>
    </style:style>
    <style:style style:name="gr4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242cm"/>
    </style:style>
    <style:style style:name="gr6" style:family="graphic" style:parent-style-name="objectwithoutfill">
      <style:graphic-properties svg:stroke-width="0.025cm" svg:stroke-color="#cc0000" draw:marker-start="Arrowheads_20_2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03cm"/>
    </style:style>
    <style:style style:name="gr9" style:family="graphic" style:parent-style-name="standard">
      <style:graphic-properties draw:stroke="none" svg:stroke-color="#000000" draw:fill="none" draw:fill-color="#ffffff" fo:min-height="0.369cm"/>
    </style:style>
    <style:style style:name="gr1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draw:stroke="none" svg:stroke-color="#cc0000" draw:fill="none" draw:fill-color="#ffffff" fo:min-height="0.407cm"/>
    </style:style>
    <style:style style:name="gr12" style:family="graphic" style:parent-style-name="objectwithoutfill">
      <style:graphic-properties draw:stroke="dash" draw:stroke-dash="Dashed_20__28_var_29_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fo:min-height="0.131cm"/>
    </style:style>
    <style:style style:name="gr14" style:family="graphic" style:parent-style-name="objectwithoutfill">
      <style:graphic-properties svg:stroke-width="0.025cm" draw:marker-start-width="0.237cm" draw:marker-end="Arrowheads_20_2" draw:marker-end-width="0.2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color="#cc0000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c0000" fo:font-size="10pt" style:font-size-asian="10pt" style:font-size-complex="10pt"/>
    </style:style>
    <style:style style:name="T3" style:family="text">
      <style:text-properties fo:color="#cc0000" style:text-position="sub 58%" fo:font-size="10pt" style:font-size-asian="10pt" style:font-size-complex="10pt"/>
    </style:style>
    <style:style style:name="T4" style:family="text">
      <style:text-properties fo:color="#cc0000" style:text-position="0% 100%" fo:font-size="10pt" style:font-size-asian="10pt" style:font-size-complex="10pt"/>
    </style:style>
    <style:style style:name="T5" style:family="text">
      <style:text-properties fo:color="#cc0000" style:text-position="0% 100%" style:font-name="Liberation Sans3" fo:font-size="10pt" style:font-name-asian="Liberation Sans3" style:font-size-asian="10pt" style:font-name-complex="Liberation Sans3" style:font-size-complex="10pt"/>
    </style:style>
    <style:style style:name="T6" style:family="text">
      <style:text-properties fo:color="#cc0000" style:text-position="sub 58%" style:font-name="Liberation Sans3" fo:font-size="10pt" style:font-name-asian="Liberation Sans3" style:font-size-asian="10pt" style:font-name-complex="Liberation Sans3" style:font-size-complex="10pt"/>
    </style:style>
    <style:style style:name="T7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8" style:family="text">
      <style:text-properties fo:color="#cc0000"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764cm" svg:y1="3.999cm" svg:x2="6.82cm" svg:y2="3.999cm">
          <text:p/>
        </draw:line>
        <draw:line draw:style-name="gr1" draw:text-style-name="P1" draw:layer="layout" svg:x1="2.161cm" svg:y1="4.599cm" svg:x2="6.82cm" svg:y2="4.599cm">
          <text:p/>
        </draw:line>
        <draw:line draw:style-name="gr1" draw:text-style-name="P1" draw:layer="layout" svg:x1="2.885cm" svg:y1="4.899cm" svg:x2="6.813cm" svg:y2="4.899cm">
          <text:p/>
        </draw:line>
        <draw:line draw:style-name="gr1" draw:text-style-name="P1" draw:layer="layout" svg:x1="0.055cm" svg:y1="3.699cm" svg:x2="6.814cm" svg:y2="3.699cm">
          <text:p/>
        </draw:line>
        <draw:line draw:style-name="gr1" draw:text-style-name="P1" draw:layer="layout" svg:x1="1.483cm" svg:y1="4.299cm" svg:x2="6.814cm" svg:y2="4.299cm">
          <text:p/>
        </draw:line>
        <draw:custom-shape draw:style-name="gr2" draw:text-style-name="P1" draw:layer="layout" svg:width="2.286cm" svg:height="2.286cm" svg:x="3.675cm" svg:y="0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43cm" svg:height="0.657cm" svg:x="4.31cm" svg:y="0.629cm">
          <draw:text-box>
            <text:p><text:span text:style-name="T1">+V</text:span></text:p>
          </draw:text-box>
        </draw:frame>
        <draw:line draw:style-name="gr4" draw:text-style-name="P1" draw:layer="layout" svg:x1="5.971cm" svg:y1="6.504cm" svg:x2="0.002cm" svg:y2="6.504cm">
          <text:p/>
        </draw:line>
        <draw:frame draw:style-name="gr5" draw:text-style-name="P2" draw:layer="layout" svg:width="1.31cm" svg:height="0.649cm" svg:x="5.804cm" svg:y="6.181cm">
          <draw:text-box>
            <text:p><text:span text:style-name="T1">GND</text:span></text:p>
          </draw:text-box>
        </draw:frame>
        <draw:line draw:style-name="gr6" draw:text-style-name="P1" draw:layer="layout" svg:x1="0.897cm" svg:y1="6.477cm" svg:x2="0.897cm" svg:y2="3.999cm">
          <text:p/>
        </draw:line>
        <draw:frame draw:style-name="gr7" draw:text-style-name="P3" draw:layer="layout" svg:width="1.651cm" svg:height="0.889cm" draw:transform="rotate (-1.5707963267949) translate (1.539cm 4.418cm)">
          <draw:text-box>
            <text:p><text:span text:style-name="T2">x</text:span><text:span text:style-name="T3">b</text:span><text:span text:style-name="T4">+</text:span><text:span text:style-name="T5">θ</text:span><text:span text:style-name="T6">d</text:span><text:span text:style-name="T5">z</text:span><text:span text:style-name="T6">0</text:span></text:p>
          </draw:text-box>
        </draw:frame>
        <draw:line draw:style-name="gr6" draw:text-style-name="P1" draw:layer="layout" svg:x1="1.597cm" svg:y1="6.477cm" svg:x2="1.597cm" svg:y2="4.299cm">
          <text:p/>
        </draw:line>
        <draw:frame draw:style-name="gr8" draw:text-style-name="P3" draw:layer="layout" svg:width="0.817cm" svg:height="0.765cm" draw:transform="rotate (-1.5707963267949) translate (2.251cm 4.974cm)">
          <draw:text-box>
            <text:p><text:span text:style-name="T2">x</text:span><text:span text:style-name="T3">b</text:span></text:p>
          </draw:text-box>
        </draw:frame>
        <draw:line draw:style-name="gr6" draw:text-style-name="P1" draw:layer="layout" svg:x1="2.297cm" svg:y1="6.477cm" svg:x2="2.297cm" svg:y2="4.599cm">
          <text:p/>
        </draw:line>
        <draw:frame draw:style-name="gr9" draw:text-style-name="P3" draw:layer="layout" svg:width="1.529cm" svg:height="0.765cm" draw:transform="rotate (-1.5707963267949) translate (2.94cm 4.798cm)">
          <draw:text-box>
            <text:p><text:span text:style-name="T2">x</text:span><text:span text:style-name="T3">b</text:span><text:span text:style-name="T4">-</text:span><text:span text:style-name="T5">θ</text:span><text:span text:style-name="T6">d</text:span><text:span text:style-name="T5">z</text:span><text:span text:style-name="T6">0</text:span></text:p>
          </draw:text-box>
        </draw:frame>
        <draw:custom-shape draw:style-name="gr10" draw:text-style-name="P1" draw:layer="layout" svg:width="0.254cm" svg:height="0.254cm" svg:x="4.712cm" svg:y="2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43cm" svg:height="0.657cm" svg:x="4.511cm" svg:y="1.53cm">
          <draw:text-box>
            <text:p><text:span text:style-name="T7">λ</text:span></text:p>
          </draw:text-box>
        </draw:frame>
        <draw:line draw:style-name="gr6" draw:text-style-name="P1" draw:layer="layout" svg:x1="4.826cm" svg:y1="2.683cm" svg:x2="4.826cm" svg:y2="6.477cm">
          <text:p/>
        </draw:line>
        <draw:frame draw:style-name="gr11" draw:text-style-name="P3" draw:layer="layout" svg:width="1.143cm" svg:height="0.657cm" svg:x="4.691cm" svg:y="2.81cm">
          <draw:text-box>
            <text:p><text:span text:style-name="T8">a</text:span></text:p>
          </draw:text-box>
        </draw:frame>
        <draw:line draw:style-name="gr12" draw:text-style-name="P1" draw:layer="layout" svg:x1="4.891cm" svg:y1="2.175cm" svg:x2="5.58cm" svg:y2="2.175cm">
          <text:p/>
        </draw:line>
        <draw:line draw:style-name="gr6" draw:text-style-name="P1" draw:layer="layout" svg:x1="5.418cm" svg:y1="2.175cm" svg:x2="5.418cm" svg:y2="6.477cm">
          <text:p/>
        </draw:line>
        <draw:frame draw:style-name="gr3" draw:text-style-name="P3" draw:layer="layout" svg:width="1.143cm" svg:height="0.657cm" svg:x="5.292cm" svg:y="2.411cm">
          <draw:text-box>
            <text:p><text:span text:style-name="T8">b</text:span></text:p>
          </draw:text-box>
        </draw:frame>
        <draw:line draw:style-name="gr12" draw:text-style-name="P1" draw:layer="layout" svg:x1="5.072cm" svg:y1="1.675cm" svg:x2="6.469cm" svg:y2="1.675cm">
          <text:p/>
        </draw:line>
        <draw:line draw:style-name="gr12" draw:text-style-name="P1" draw:layer="layout" svg:x1="5.073cm" svg:y1="0.375cm" svg:x2="6.47cm" svg:y2="0.375cm">
          <text:p/>
        </draw:line>
        <draw:line draw:style-name="gr6" draw:text-style-name="P1" draw:layer="layout" svg:x1="6.342cm" svg:y1="0.397cm" svg:x2="6.342cm" svg:y2="1.667cm">
          <text:p/>
        </draw:line>
        <draw:frame draw:style-name="gr5" draw:text-style-name="P3" draw:layer="layout" svg:width="0.294cm" svg:height="0.649cm" svg:x="6.415cm" svg:y="0.651cm">
          <draw:text-box>
            <text:p><text:span text:style-name="T8">R</text:span></text:p>
          </draw:text-box>
        </draw:frame>
        <draw:frame draw:style-name="gr13" draw:text-style-name="P2" draw:layer="layout" svg:width="3.683cm" svg:height="0.649cm" svg:x="-0.111cm" svg:y="3.11cm">
          <draw:text-box>
            <text:p><text:span text:style-name="T7">Atom beam paths</text:span></text:p>
          </draw:text-box>
        </draw:frame>
        <draw:line draw:style-name="gr14" draw:text-style-name="P1" draw:layer="layout" svg:x1="0.989cm" svg:y1="2.267cm" svg:x2="2.132cm" svg:y2="2.267cm">
          <text:p/>
        </draw:line>
        <draw:line draw:style-name="gr14" draw:text-style-name="P1" draw:layer="layout" svg:x1="0.989cm" svg:y1="2.267cm" svg:x2="0.989cm" svg:y2="1.124cm">
          <text:p/>
        </draw:line>
        <draw:frame draw:style-name="gr3" draw:text-style-name="P2" draw:layer="layout" svg:width="1.143cm" svg:height="0.657cm" svg:x="2.005cm" svg:y="1.991cm">
          <draw:text-box>
            <text:p><text:span text:style-name="T1">+z</text:span></text:p>
          </draw:text-box>
        </draw:frame>
        <draw:frame draw:style-name="gr3" draw:text-style-name="P2" draw:layer="layout" svg:width="1.143cm" svg:height="0.657cm" svg:x="0.608cm" svg:y="0.594cm">
          <draw:text-box>
            <text:p><text:span text:style-name="T1">+x</text:span></text:p>
          </draw:text-box>
        </draw:frame>
        <draw:line draw:style-name="gr6" draw:text-style-name="P1" draw:layer="layout" svg:x1="2.997cm" svg:y1="6.477cm" svg:x2="2.997cm" svg:y2="4.918cm">
          <text:p/>
        </draw:line>
        <draw:frame draw:style-name="gr9" draw:text-style-name="P3" draw:layer="layout" svg:width="1.806cm" svg:height="0.765cm" draw:transform="rotate (-1.5707963267949) translate (3.65cm 4.76cm)">
          <draw:text-box>
            <text:p><text:span text:style-name="T2">x</text:span><text:span text:style-name="T3">b</text:span><text:span text:style-name="T4">-2</text:span><text:span text:style-name="T5">θ</text:span><text:span text:style-name="T6">d</text:span><text:span text:style-name="T5">z</text:span><text:span text:style-name="T6">0</text:span></text:p>
          </draw:text-box>
        </draw:frame>
        <draw:line draw:style-name="gr6" draw:text-style-name="P1" draw:layer="layout" svg:x1="0.197cm" svg:y1="6.477cm" svg:x2="0.197cm" svg:y2="3.699cm">
          <text:p/>
        </draw:line>
        <draw:frame draw:style-name="gr7" draw:text-style-name="P3" draw:layer="layout" svg:width="1.651cm" svg:height="0.889cm" draw:transform="rotate (-1.5707963267949) translate (0.84cm 4.219cm)">
          <draw:text-box>
            <text:p><text:span text:style-name="T2">x</text:span><text:span text:style-name="T3">b</text:span><text:span text:style-name="T4">+</text:span><text:span text:style-name="T5">θ</text:span><text:span text:style-name="T6">d</text:span><text:span text:style-name="T5">z</text:span><text:span text:style-name="T6">0</text:span></text:p>
          </draw:text-box>
        </draw:frame>
        <draw:frame draw:style-name="gr13" draw:text-style-name="P2" draw:layer="layout" svg:width="2.388cm" svg:height="0.649cm" svg:x="-0.21cm" svg:y="-0.089cm">
          <draw:text-box>
            <text:p><text:span text:style-name="T7">Not to sca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858cm" fo:page-height="6.7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4T13:49:35.608146141</meta:creation-date>
    <dc:date>2015-08-24T15:29:47.897431741</dc:date>
    <meta:editing-duration>PT57M41S</meta:editing-duration>
    <meta:editing-cycles>8</meta:editing-cycles>
    <meta:generator>LibreOffice/4.2.8.2$Linux_X86_64 LibreOffice_project/420m0$Build-2</meta:generator>
    <dc:creator>Maxwell Gregoire</dc:creator>
    <meta:document-statistic meta:object-count="36"/>
  </office:meta>
</office:document-meta>
</file>